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ubtitle">
      <style:text-properties officeooo:rsid="00208f97" officeooo:paragraph-rsid="00208f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ine Bibliothek</text:p>
      <text:p text:style-name="P1">Erste Überlegungen 2020</text:p>
      <text:h text:style-name="Heading_20_1" text:outline-level="1">Medien</text:h>
      <text:h text:style-name="Heading_20_2" text:outline-level="2">Bücher</text:h>
      <text:h text:style-name="Heading_20_2" text:outline-level="2">Hefte</text:h>
      <text:h text:style-name="Heading_20_2" text:outline-level="2">Web</text:h>
      <text:h text:style-name="Heading_20_2" text:outline-level="2">Blätter</text:h>
      <text:h text:style-name="Heading_20_1" text:outline-level="1">Thema</text:h>
      <text:h text:style-name="Heading_20_2" text:outline-level="2">Monothema</text:h>
      <text:h text:style-name="Heading_20_2" text:outline-level="2">Mehrere THemen</text:h>
      <text:h text:style-name="Heading_20_1" text:outline-level="1">Inhalt</text:h>
      <text:h text:style-name="Heading_20_2" text:outline-level="2">Technik</text:h>
      <text:h text:style-name="Heading_20_2" text:outline-level="2">Modele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1%.%2%.%3%" style:num-format="1" text:display-levels="3">
        <style:list-level-properties text:min-label-distance="0.381cm"/>
      </text:outline-level-style>
      <text:outline-level-style text:level="4" loext:num-list-format="%1%.%2%.%3%.%4%" style:num-format="1" text:display-levels="4">
        <style:list-level-properties text:min-label-distance="0.381cm"/>
      </text:outline-level-style>
      <text:outline-level-style text:level="5" loext:num-list-format="%1%.%2%.%3%.%4%.%5%" style:num-format="1" text:display-levels="5">
        <style:list-level-properties text:min-label-distance="0.381cm"/>
      </text:outline-level-style>
      <text:outline-level-style text:level="6" loext:num-list-format="%1%.%2%.%3%.%4%.%5%.%6%" style:num-format="1" text:display-levels="6">
        <style:list-level-properties text:min-label-distance="0.381cm"/>
      </text:outline-level-style>
      <text:outline-level-style text:level="7" loext:num-list-format="%1%.%2%.%3%.%4%.%5%.%6%.%7%" style:num-format="1" text:display-levels="7">
        <style:list-level-properties text:min-label-distance="0.381cm"/>
      </text:outline-level-style>
      <text:outline-level-style text:level="8" loext:num-list-format="%1%.%2%.%3%.%4%.%5%.%6%.%7%.%8%" style:num-format="1" text:display-levels="8">
        <style:list-level-properties text:min-label-distance="0.381cm"/>
      </text:outline-level-style>
      <text:outline-level-style text:level="9" loext:num-list-format="%1%.%2%.%3%.%4%.%5%.%6%.%7%.%8%.%9%" style:num-format="1" text:display-levels="9">
        <style:list-level-properties text:min-label-distance="0.381cm"/>
      </text:outline-level-style>
      <text:outline-level-style text:level="10" loext:num-list-format="%1%.%2%.%3%.%4%.%5%.%6%.%7%.%8%.%9%.%10%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5-03T13:35:55.505000000</dc:date>
    <dc:creator>Juliane Bonenkamp</dc:creator>
    <meta:editing-duration>PT1M20S</meta:editing-duration>
    <meta:editing-cycles>1</meta:editing-cycles>
    <meta:document-statistic meta:table-count="0" meta:image-count="0" meta:object-count="0" meta:page-count="1" meta:paragraph-count="13" meta:word-count="28" meta:character-count="140" meta:non-whitespace-character-count="136"/>
  </office:meta>
</office:document-meta>
</file>